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noncampus-2002-vir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noncampus-2002-virg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3">
            <text:p>45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2">
            <text:p>39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4">
            <text:p>30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38">
            <text:p>3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98">
            <text:p>31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3">
            <text:p>42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931">
            <text:p>49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64">
            <text:p>38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88">
            <text:p>79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64">
            <text:p>84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625">
            <text:p>26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noncampus-2002-virg" style:display-name="PageStyle_hate-crimes-noncampus-2002-virg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